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8pt" style:font-size-asian="8pt" style:font-size-complex="8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8000" style:font-name="Courier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indent="0in"/>
    </style:style>
    <style:style style:name="P1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8000" style:font-name="Courier" fo:font-weight="bold" style:font-weight-asian="bold" style:font-weight-complex="bold"/>
    </style:style>
    <style:style style:name="T6" style:family="text">
      <style:text-properties fo:color="#006600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sub 58%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dash" draw:stroke-dash="Ultrafine_20_Dashe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189in" fo:min-width="0.425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571in" fo:min-width="0.54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571in" fo:min-width="0.4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e: </text:span>__________________________ <text:s text:c="51"/><text:tab/><text:tab/><text:span text:style-name="T1">Date:</text:span> ___________</text:p>
      <text:p text:style-name="P1"/>
      <text:p text:style-name="P2">CSCI-UA.0002 – Class #3</text:p>
      <text:p text:style-name="P3">Types, Variables, Operators, and Comments</text:p>
      <text:p text:style-name="P5"/>
      <text:list xml:id="list7099084473374486344" text:style-name="L1">
        <text:list-item>
          <text:p text:style-name="P6">Write out the output of each line in the space provided. <text:s/>If the line results in an error, write “error”.<text:line-break/></text:p>
          <text:list>
            <text:list-item>
              <text:p text:style-name="P7">Print(5 + "5") <text:s text:c="17"/>#1. <text:span text:style-name="T4">"55"</text:span><text:line-break/></text:p>
            </text:list-item>
            <text:list-item>
              <text:p text:style-name="P6"><text:span text:style-name="T3">a = "five"</text:span><text:line-break/><text:span text:style-name="T3">print("five " + a) <text:s text:c="13"/>#2. </text:span><text:span text:style-name="T5">"five five"</text:span><text:span text:style-name="T3"><text:line-break/></text:span></text:p>
            </text:list-item>
            <text:list-item>
              <text:p text:style-name="P7">a = 5<text:line-break/>b = "15"</text:p>
              <text:p text:style-name="P7">print(a + b) <text:s text:c="19"/>#3. <text:span text:style-name="T4">error (types don't match for +)</text:span><text:line-break/></text:p>
            </text:list-item>
            <text:list-item>
              <text:p text:style-name="P7">print(5 + int("5")) <text:s text:c="12"/>#4. <text:span text:style-name="T4">10</text:span><text:line-break/></text:p>
            </text:list-item>
            <text:list-item>
              <text:p text:style-name="P7">print(str(5) + int("5")) <text:s text:c="7"/>#5. <text:span text:style-name="T4">error (types don't match for +)</text:span><text:line-break/></text:p>
            </text:list-item>
            <text:list-item>
              <text:p text:style-name="P7">print(15 / 2) <text:s text:c="18"/>#6. <text:span text:style-name="T4">7.5</text:span><text:line-break/></text:p>
            </text:list-item>
            <text:list-item>
              <text:p text:style-name="P7">print(-15 // 2) <text:s text:c="16"/>#7. <text:span text:style-name="T4">-8</text:span><text:line-break/></text:p>
            </text:list-item>
            <text:list-item>
              <text:p text:style-name="P7">print(15 % 2) <text:s text:c="18"/>#8. <text:span text:style-name="T4">1</text:span><text:line-break/></text:p>
            </text:list-item>
            <text:list-item>
              <text:p text:style-name="P7">print(15 ** 2) <text:s text:c="17"/>#9. <text:span text:style-name="T4">225</text:span><text:line-break/></text:p>
            </text:list-item>
            <text:list-item>
              <text:p text:style-name="P7">print(5 * 5 + 5) <text:s text:c="14"/>#10. <text:span text:style-name="T4">30</text:span></text:p>
              <text:p text:style-name="P6"/>
            </text:list-item>
          </text:list>
        </text:list-item>
        <text:list-item>
          <text:p text:style-name="P6">How many parameters (arguments) does the function, <text:span text:style-name="T3">str</text:span>, take? <text:s/>What, does the function, <text:span text:style-name="T3">str</text:span>, do?<text:line-break/><text:line-break/><text:span text:style-name="T6">1 parameter, it converts the argument passed in into a string</text:span><text:line-break/></text:p>
        </text:list-item>
        <text:list-item>
          <text:p text:style-name="P6">The function, <text:span text:style-name="T3">input</text:span>, returns a value. <text:s/>What is the type of the value that it returns?<text:line-break/><text:line-break/><text:span text:style-name="T6">str (a string)</text:span><text:line-break/></text:p>
        </text:list-item>
        <text:list-item>
          <text:p text:style-name="P6">Here's a trapezoid: <text:s text:c="25"/>The area of a trapezoid is:</text:p>
          <text:p text:style-name="P8"><draw:g text:anchor-type="paragraph" draw:z-index="0" draw:style-name="gr1"><draw:custom-shape draw:style-name="gr2" draw:text-style-name="P10" svg:width="1.5004in" svg:height="0.6953in" svg:x="0.4925in" svg:y="0.248in"><text:p/><draw:enhanced-geometry svg:viewBox="0 0 21600 21600" draw:mirror-vertical="true" draw:mirror-horizontal="false" draw:glue-points="?f6 10800 10800 21600 ?f5 10800 10800 0" draw:text-areas="?f3 ?f3 ?f4 ?f4" draw:type="trapezoid" draw:modifiers="5284.0538219295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0" svg:x1="0.8591in" svg:y1="0.2587in" svg:x2="0.8591in" svg:y2="0.9535in"><text:p/></draw:line><draw:frame draw:style-name="gr4" draw:text-style-name="P12" svg:width="0.6669in" svg:height="0.2594in" svg:x="0.826in" svg:y="0.4866in"><draw:text-box><text:p text:style-name="P11"><text:span text:style-name="T7">h = 4 in</text:span></text:p></draw:text-box></draw:frame><draw:frame draw:style-name="gr5" draw:text-style-name="P12" svg:width="0.8169in" svg:height="0.3051in" svg:x="0.926in" svg:y="0.0102in"><draw:text-box><text:p text:style-name="P11"><text:span text:style-name="T7">b</text:span><text:span text:style-name="T8">1</text:span><text:span text:style-name="T7"> = 5 in</text:span></text:p></draw:text-box></draw:frame><draw:frame draw:style-name="gr6" draw:text-style-name="P12" svg:width="0.748in" svg:height="0.3051in" svg:x="0.9945in" svg:y="0.9185in"><draw:text-box><text:p text:style-name="P11"><text:span text:style-name="T9">b</text:span><text:span text:style-name="T8">2</text:span><text:span text:style-name="T7"> = 9 in</text:span></text:p></draw:text-box></draw:frame></draw:g><text:span text:style-name="T2"><text:line-break/><text:line-break/> <text:s text:c="58"/></text:span><text:span text:style-name="T2"><draw:frame draw:style-name="fr1" draw:name="Object1" text:anchor-type="as-char" svg:width="1.1083in" svg:height="0.4173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line-break/><text:line-break/><text:line-break/><text:line-break/><text:line-break/><text:line-break/>Write a program that calculates the area of the trapezoid above:<text:line-break/></text:span></text:p>
          <text:list>
            <text:list-item>
              <text:p text:style-name="P6">Write a comment in your code that says: “Class #3 Handout”.<text:line-break/></text:p>
            </text:list-item>
            <text:list-item>
              <text:p text:style-name="P6">Declare 3 variables to represent height, base 1 and base 2. <text:s/>Set them equal to the values in the figure above.<text:line-break/></text:p>
            </text:list-item>
            <text:list-item>
              <text:p text:style-name="P6">Declare a variable to represent area. <text:s/>Set it equal to an expression that calculates the area using the formula above.<text:line-break/></text:p>
            </text:list-item>
            <text:list-item>
              <text:p text:style-name="P6">Print out “The area of the trapezoid <text:s/>is [area]”, <text:s/>substituting the part in brackets with the corresponding variable.<text:line-break/><text:line-break/><text:span text:style-name="T5">"""</text:span></text:p>
              <text:p text:style-name="P9">Class #3 Handout:</text:p>
              <text:p text:style-name="P9">"""</text:p>
              <text:p text:style-name="P9">h = 4</text:p>
              <text:p text:style-name="P9">b1 = 5</text:p>
              <text:p text:style-name="P9">b2 = 9</text:p>
              <text:p text:style-name="P9">area = ((b1 + b2) * h) / 2</text:p>
              <text:p text:style-name="P9">print("The area of a trapezoid with the trapezoid is " + str(area)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04T03:15:29</meta:creation-date>
    <dc:date>2014-01-28T23:27:38</dc:date>
    <dc:creator>Joseph Versoza</dc:creator>
    <meta:editing-duration>PT23H15M30S</meta:editing-duration>
    <meta:editing-cycles>14</meta:editing-cycles>
    <meta:generator>OpenOffice/4.0.1$Unix OpenOffice.org_project/401m5$Build-9714</meta:generator>
    <meta:printed-by>Joseph Versoza</meta:printed-by>
    <meta:print-date>2013-02-02T17:17:58</meta:print-date>
    <meta:document-statistic meta:table-count="0" meta:image-count="0" meta:object-count="1" meta:page-count="1" meta:paragraph-count="30" meta:word-count="294" meta:character-count="1803"/>
  </office:meta>
</office:document-meta>
</file>

<file path=Object 1/content.xml><?xml version="1.0" encoding="utf-8"?>
<math xmlns="http://www.w3.org/1998/Math/MathML">
  <semantics>
    <mrow>
      <mi>A</mi>
      <mi mathvariant="normal">=</mi>
      <mfrac>
        <mrow>
          <mrow>
            <mo stretchy="false">(</mo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  <mo stretchy="false">)</mo>
          </mrow>
          <mi mathvariant="normal">∗</mi>
          <mi>h</mi>
        </mrow>
        <mn>2</mn>
      </mfrac>
    </mrow>
    <annotation encoding="StarMath 5.0">A=(b_{1} + b_{2}) * h over 2</annotation>
  </semantics>
</math>
</file>